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86F00002BD3EF38660C.svm"/>
  <manifest:file-entry manifest:media-type="" manifest:full-path="Pictures/20000007000007A7000005B0F029BEDC.svm"/>
  <manifest:file-entry manifest:media-type="" manifest:full-path="Pictures/2000000700002FA60000129C4EA9EC91.svm"/>
  <manifest:file-entry manifest:media-type="" manifest:full-path="Pictures/20000007000003EE000003BAC68E2DD6.svm"/>
  <manifest:file-entry manifest:media-type="" manifest:full-path="Pictures/2000000700000CEC00000300D67E8477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AME DESCRIPTION</text:p>
      <text:p text:style-name="Standard"/>
      <text:p text:style-name="Standard">Bomb'n blast is a puzzle game inspired by Tetris and Bombliss, but the rules are not exactly the same.</text:p>
      <text:p text:style-name="Standard"/>
      <text:p text:style-name="Standard">The aim of the game is to empty 25 levels with the help of shapes falling from the top of the screen, by making lines containing bombs.</text:p>
      <text:p text:style-name="Standard"/>
      <text:p text:style-name="Standard">More lines you make, more powerfull the bomb of the line will be, making chain reaction to empty the level.</text:p>
      <text:p text:style-name="Standard"/>
      <text:p text:style-name="Standard"/>
      <text:p text:style-name="Standard">HERE'S HOW TO PLAY</text:p>
      <text:p text:style-name="Standard"/>
      <text:p text:style-name="Standard">Before starting :</text:p>
      <text:p text:style-name="Standard"/>
      <text:p text:style-name="Standard"><draw:frame draw:style-name="fr1" draw:name="images1" text:anchor-type="paragraph" svg:width="12.197cm" svg:height="4.764cm" draw:z-index="0"><draw:image xlink:href="Pictures/2000000700002FA60000129C4EA9EC91.svm" xlink:type="simple" xlink:show="embed" xlink:actuate="onLoad"/></draw:frame></text:p>
      <text:p text:style-name="Standard">Move up and down with the controller to move the arrow in front of an option, and push a button to change an option.</text:p>
      <text:p text:style-name="Standard"/>
      <text:p text:style-name="Standard">You can choose 2 control config, that chance the button control (Button 1 : Clockwise, Button 2 : counter Clockwise)</text:p>
      <text:p text:style-name="Standard"/>
      <text:p text:style-name="Standard">There are 4 difficulty mode : easier, normal, harder, hardest</text:p>
      <text:p text:style-name="Standard"/>
      <text:p text:style-name="Standard">Choose Start to begin the game.</text:p>
      <text:p text:style-name="Standard"/>
      <text:p text:style-name="Standard">Game screen :</text:p>
      <text:p text:style-name="Standard"/>
      <text:p text:style-name="Standard"><draw:frame draw:style-name="fr2" draw:name="images2" text:anchor-type="paragraph" svg:width="14.446cm" svg:height="11.218cm" draw:z-index="1"><draw:image xlink:href="Pictures/200000070000386F00002BD3EF38660C.svm" xlink:type="simple" xlink:show="embed" xlink:actuate="onLoad"/></draw:frame><text:soft-page-break/></text:p>
      <text:p text:style-name="Standard">This is a level of the game. Top right, you see the number of shape resting for erasing the level. Under that number, you can see the next shape coming in game.</text:p>
      <text:p text:style-name="Standard"/>
      <text:p text:style-name="Standard">About the shape : Blue brick is a normal part of the shape, red brick is a bomb. </text:p>
      <text:p text:style-name="Standard"/>
      <text:p text:style-name="Standard">Top left show you the score, and the number of the current level.</text:p>
      <text:p text:style-name="Standard"/>
      <text:p text:style-name="Standard">Goal :</text:p>
      <text:p text:style-name="Standard"/>
      <text:p text:style-name="Standard">Destroy all the brick by making lines and explode bomb with no more than 100 pieces.</text:p>
      <text:p text:style-name="Standard"/>
      <text:p text:style-name="Standard">If you do one line, all the bomb of the line will explode like this :</text:p>
      <text:p text:style-name="Standard"/>
      <text:p text:style-name="Standard"><draw:frame draw:style-name="fr1" draw:name="images3" text:anchor-type="paragraph" svg:width="3.307cm" svg:height="0.767cm" draw:z-index="2"><draw:image xlink:href="Pictures/2000000700000CEC00000300D67E8477.svm" xlink:type="simple" xlink:show="embed" xlink:actuate="onLoad"/></draw:frame>It's a 7x1 blast.</text:p>
      <text:p text:style-name="Standard"/>
      <text:p text:style-name="Standard">If you 2 two lines the blast will be more powerfull (7x3), and so on.</text:p>
      <text:p text:style-name="Standard"/>
      <text:p text:style-name="Standard">If you align 4 <text:s/>bomb in a square, a mega bomb will be created :</text:p>
      <text:p text:style-name="Standard"/>
      <text:p text:style-name="Standard"><draw:frame draw:style-name="fr1" draw:name="images4" text:anchor-type="paragraph" svg:width="1.005cm" svg:height="0.954cm" draw:z-index="3"><draw:image xlink:href="Pictures/20000007000003EE000003BAC68E2DD6.svm" xlink:type="simple" xlink:show="embed" xlink:actuate="onLoad"/></draw:frame>Destroying a megaBomb will do an huge blast.</text:p>
      <text:p text:style-name="Standard"/>
      <text:p text:style-name="Standard">If a blast, encounter another bomb, there will be chain reaction !!</text:p>
      <text:p text:style-name="Standard"/>
      <text:p text:style-name="Standard">SCORING :</text:p>
      <text:p text:style-name="Standard"/>
      <text:p text:style-name="Standard"><text:soft-page-break/>Calculating the score is easy, if you empty the level with only 4 pieces the score for the level will be 100 – 4 = 96 points. So if you want to do an hiscore, be effective in placing your shapes !</text:p>
      <text:p text:style-name="Standard"/>
      <text:p text:style-name="Standard">LEVEL OF DIFFICULTY :</text:p>
      <text:p text:style-name="Standard"/>
      <text:p text:style-name="Standard">EASIER : Every shape will contain 2 bombs, so it will be more easy to create megaBomb. If you empty 98% of the level, the game will give you 3 shapes will full bomb shape :</text:p>
      <text:p text:style-name="Standard"/>
      <text:p text:style-name="Standard"><draw:frame draw:style-name="fr1" draw:name="images5" text:anchor-type="paragraph" svg:width="1.96cm" svg:height="1.455cm" draw:z-index="4"><draw:image xlink:href="Pictures/20000007000007A7000005B0F029BEDC.svm" xlink:type="simple" xlink:show="embed" xlink:actuate="onLoad"/></draw:frame></text:p>
      <text:p text:style-name="Standard">NORMAL : Same as EASIER, but every shape contain only 1 bomb</text:p>
      <text:p text:style-name="Standard"/>
      <text:p text:style-name="Standard">HARDER : Same as Normal, but if you empty the level at 98%, you will not receive help with full bomb shape !!</text:p>
      <text:p text:style-name="Standard"/>
      <text:p text:style-name="Standard">HARDEST : Same as Harder, but you will not see the next shape coming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27M03S</meta:editing-duration>
    <meta:editing-cycles>14</meta:editing-cycles>
    <meta:generator>OpenOffice.org/3.2$Win32 OpenOffice.org_project/320m12$Build-9483</meta:generator>
    <dc:date>2011-04-16T20:36:44.56</dc:date>
    <meta:document-statistic meta:table-count="0" meta:image-count="5" meta:object-count="0" meta:page-count="3" meta:paragraph-count="29" meta:word-count="422" meta:character-count="2093"/>
    <meta:user-defined meta:name="Info 1"/>
    <meta:user-defined meta:name="Info 2"/>
    <meta:user-defined meta:name="Info 3"/>
    <meta:user-defined meta:name="Info 4"/>
  </office:meta>
</office:document-meta>
</file>